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T1" style:family="text">
      <style:text-properties officeooo:rsid="0017f0e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Problem Statement: <text:span text:style-name="Strong_20_Emphasis">Calculating the Temperature Profile of a Protoplanetary Disk</text:span></text:h>
      <text:p text:style-name="Text_20_body"><text:span text:style-name="Strong_20_Emphasis"/></text:p>
      <text:p text:style-name="Text_20_body"><text:span text:style-name="Strong_20_Emphasis">Objective:</text:span><text:line-break/>Write a Fortran program to calculate the temperature profile of a protoplanetary disk as a function of distance from the central star. The disk's temperature is crucial in understanding planet formation processes.</text:p>
      <text:p text:style-name="Text_20_body"><text:span text:style-name="Strong_20_Emphasis">Background:</text:span><text:line-break/>The temperature T(r) of a protoplanetary disk often follows a power-law profile:</text:p>
      <text:p text:style-name="Text_20_body">T(r)=T0(r0/r)<text:span text:style-name="T1">^(</text:span>−q<text:span text:style-name="T1">)</text:span></text:p>
      <text:p text:style-name="Text_20_body">where:</text:p>
      <text:list xml:id="list2430822136" text:style-name="L1">
        <text:list-item>
          <text:p text:style-name="P2">T0​: Temperature at a reference distance r0​ from the star (usually taken as 1 AU).</text:p>
        </text:list-item>
        <text:list-item>
          <text:p text:style-name="P2">r: Distance from the star in AU.</text:p>
        </text:list-item>
        <text:list-item>
          <text:p text:style-name="P1">q: Power-law index, which typically ranges between 0.5 and 1.0 for protoplanetary disks.</text:p>
        </text:list-item>
      </text:list>
      <text:p text:style-name="Text_20_body"><text:span text:style-name="Strong_20_Emphasis">Tasks:</text:span></text:p>
      <text:list xml:id="list2690186681" text:style-name="L2">
        <text:list-item>
          <text:p text:style-name="P4">Define the reference temperature T0​ and reference distance r0​.</text:p>
        </text:list-item>
        <text:list-item>
          <text:p text:style-name="P4">Allow the user to input the values of T0​, q, and the range of distances r from the star.</text:p>
        </text:list-item>
        <text:list-item>
          <text:p text:style-name="P4">Compute the temperature profile over the specified range.</text:p>
        </text:list-item>
        <text:list-item>
          <text:p text:style-name="P4">Output the results in a tabular format showing the distance and corresponding temperature.</text:p>
        </text:list-item>
        <text:list-item>
          <text:p text:style-name="P3">Bonus: Plot the temperature profile using data output (if you want to visualize it later with Python or another tool).</text:p>
        </text:list-item>
      </text:list>
      <text:p text:style-name="Text_20_body"><text:span text:style-name="Strong_20_Emphasis">Hints:</text:span></text:p>
      <text:list xml:id="list4087161807" text:style-name="L3">
        <text:list-item>
          <text:p text:style-name="P6">Use arrays to store distances and corresponding temperatures.</text:p>
        </text:list-item>
        <text:list-item>
          <text:p text:style-name="P6">Implement error handling for invalid inputs (e.g., negative distances or unrealistic temperatures).</text:p>
        </text:list-item>
        <text:list-item>
          <text:p text:style-name="P5">Ensure your code is modular by using subroutines/functions where appropriate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1T19:00:31.853169295</meta:creation-date>
    <dc:date>2024-08-31T19:03:04.721917922</dc:date>
    <meta:editing-duration>PT2M36S</meta:editing-duration>
    <meta:editing-cycles>1</meta:editing-cycles>
    <meta:document-statistic meta:table-count="0" meta:image-count="0" meta:object-count="0" meta:page-count="1" meta:paragraph-count="18" meta:word-count="177" meta:character-count="1305" meta:non-whitespace-character-count="998"/>
    <meta:generator>LibreOffice/7.3.7.2$Linux_X86_64 LibreOffice_project/30$Build-2</meta:generator>
  </office:meta>
</office:document-meta>
</file>